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etSupportingSqlParameter.isResultSetSuppor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SupportingSqlParameter.getRowCallback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SupportingSqlParameter.ResultSetSupportingSqlParameter( String name , int sqlType , ResultSetExtractor &lt; ? &gt; 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etSupportingSqlParameter.ResultSetSupportingSqlParameter( String name , int sqlType , int s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SupportingSqlParameter.getResultSe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SupportingSqlParameter.isInputValueProvi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SupportingSqlParameter.ResultSetSupportingSqlParameter( String name , int sqlType , RowMapper &lt; ? &gt; 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etSupportingSqlParameter.get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SupportingSqlParameter.ResultSetSupportingSqlParameter( String name , int sq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SupportingSqlParameter.ResultSetSupportingSqlParameter( String name , int sqlType , RowCallbackHandler r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etSupportingSqlParameter.ResultSetSupportingSqlParameter( String name , int sqlType , @ Nullable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